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C0000005AD4484CE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Helvetica Neue" svg:font-family="'Helvetica Neue'" style:font-family-generic="system" style:font-pitch="variable"/>
    <style:font-face style:name="Inter Bold" svg:font-family="'Inter Bold'" style:font-family-generic="system" style:font-pitch="variable"/>
    <style:font-face style:name="Inter Regular" svg:font-family="'Inter Regular'" style:font-family-generic="system" style:font-pitch="variable"/>
    <style:font-face style:name="Inter Semi Bold" svg:font-family="'Inter Semi Bold'" style:font-family-generic="system" style:font-pitch="variable"/>
  </office:font-face-decls>
  <office:automatic-styles>
    <style:style style:name="P1" style:family="paragraph" style:parent-style-name="Intestazione_20_e_20_piè_20_di_20_pagin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Corpo">
      <style:paragraph-properties fo:margin-top="0cm" fo:margin-bottom="0.176cm" fo:line-height="120%"/>
    </style:style>
    <style:style style:name="P3" style:family="paragraph" style:parent-style-name="Corpo">
      <style:paragraph-properties fo:margin-top="0cm" fo:margin-bottom="0.176cm" fo:line-height="120%" fo:text-align="justify" style:justify-single-word="false"/>
      <style:text-properties fo:font-size="11pt" style:font-size-asian="11pt" style:font-size-complex="11pt"/>
    </style:style>
    <style:style style:name="P4" style:family="paragraph" style:parent-style-name="Corpo" style:master-page-name="MP0">
      <style:paragraph-properties fo:margin-top="0cm" fo:margin-bottom="0.176cm" fo:line-height="120%" style:page-number="auto" fo:break-before="page"/>
      <style:text-properties fo:font-size="16pt" style:font-size-asian="16pt" style:font-size-complex="16pt"/>
    </style:style>
    <style:style style:name="P5" style:family="paragraph" style:parent-style-name="Corpo" style:list-style-name="P._20_elenco_20_grande">
      <style:paragraph-properties fo:margin-top="0cm" fo:margin-bottom="0.176cm" fo:line-height="120%" fo:text-align="justify" style:justify-single-word="false"/>
    </style:style>
    <style:style style:name="T1" style:family="text">
      <style:text-properties style:font-name="Inter Regular" fo:font-size="10pt" style:font-size-asian="10pt" style:font-size-complex="10pt"/>
    </style:style>
    <style:style style:name="T2" style:family="text">
      <style:text-properties style:font-name="Inter Regular" fo:font-size="10pt" style:font-name-asian="Inter Regular" style:font-size-asian="10pt" style:font-name-complex="Inter Regular" style:font-size-complex="10pt"/>
    </style:style>
    <style:style style:name="T3" style:family="text">
      <style:text-properties fo:color="#929292" fo:font-size="10pt" style:font-size-asian="10pt" style:font-size-complex="10pt"/>
    </style:style>
    <style:style style:name="T4" style:family="text">
      <style:text-properties fo:color="#0076ba" style:font-name="Inter Bold" fo:font-size="16pt" style:font-size-asian="16pt" style:font-size-complex="16pt"/>
    </style:style>
    <style:style style:name="T5" style:family="text">
      <style:text-properties style:font-name="Inter Semi Bold" fo:font-size="11pt" style:font-size-asian="11pt" style:font-size-complex="11pt"/>
    </style:style>
    <style:style style:name="T6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1.094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><text:span text:style-name="Car._20_predefinito_20_paragrafo"><text:span text:style-name="T4">Obiettivi del progetto</text:span></text:span></text:p>
      <text:p text:style-name="P3">L’obiettivo del progetto è la realizzazione di un sito web in grado di gestire la compravendita di materiale scolastico nuovo ed usato tra privati.</text:p>
      <text:p text:style-name="P3">Nello specifico l’applicazione deve permettere di:</text:p>
      <text:list xml:id="list2745758476860728802" text:style-name="P._20_elenco_20_grande">
        <text:list-item>
          <text:p text:style-name="P5"><text:span text:style-name="Car._20_predefinito_20_paragrafo"><text:span text:style-name="T5">Consultare gli annunci</text:span></text:span><text:span text:style-name="Car._20_predefinito_20_paragrafo"><text:span text:style-name="T6">: chiunque potrà visualizzare, filtrare e cercare i prodotti pubblicati sul marketplace, consultare i relativi annunci e prendere visione del profilo del venditore.</text:span></text:span></text:p>
        </text:list-item>
        <text:list-item>
          <text:p text:style-name="P5"><text:span text:style-name="Car._20_predefinito_20_paragrafo"><text:span text:style-name="T5">Acquistare</text:span></text:span><text:span text:style-name="Car._20_predefinito_20_paragrafo"><text:span text:style-name="T6">: una volta autenticato tramite apposita procedura (login, registrazione) l’utente sarà in grado di aggiungere i prodotti ad un carrello e procedere successivamente all’acquisto (ordine multiplo) o andare direttamente al checkout (ordine singolo).<text:line-break/>Un utente che fosse interessato ad un prodotto ma volesse trattarne il prezzo potrà creare una proposta d’acquisto da sottoporre al venditore.<text:line-break/>Un acquirente che volesse entrare in contatto diretto con un venditore potrà avviare una chat privata.<text:line-break/>Potrà salvare alcuni prodotti di interesse nella wishlist personale.<text:line-break/>Ogni utente potrà in qualunque momento visualizzare e/o modificare il proprio profilo personale e/o le proprie informazioni (e.g. numero di telefono, indirizzo, email).<text:line-break/>Per ogni esperienza d’acquisto sarà suggerito all’acquirente di fornire una valutazione del venditore tramite valutazione numerica (1-5) ed un commento (opzionale).</text:span></text:span></text:p>
        </text:list-item>
        <text:list-item>
          <text:p text:style-name="P5"><text:span text:style-name="Car._20_predefinito_20_paragrafo"><text:span text:style-name="T5">Vendere</text:span></text:span><text:span text:style-name="Car._20_predefinito_20_paragrafo"><text:span text:style-name="T6">: un utente autenticato e abilitato alla vendita (completamento e verifica del profilo) potrà creare un nuovo annuncio specificando vari parametri quali titolo, descrizione, foto, prezzo, stato dell’articolo (nuovo, usato, etc.), possibilità di spedizione e relativi costi (eventualmente a carico del venditore) e possibilità di ritiro a mano.</text:span></text:span><text:span text:style-name="Car._20_predefinito_20_paragrafo"><text:span text:style-name="T6"><text:line-break/>Nel caso l’articolo venga spedito il venditore potrà indicare il codice di tracking in modo che l’acquirente possa tracciare il pacco.</text:span></text:span><text:span text:style-name="Car._20_predefinito_20_paragrafo"><text:span text:style-name="T6"><text:line-break/>Le proposte presentate dagli acquirenti possono essere accettate o rifiutate.</text:span></text:span><text:span text:style-name="Car._20_predefinito_20_paragrafo"><text:span text:style-name="T6"><text:line-break/>In qualsiasi momento un venditore potrà ritirare l’annuncio senza alcuna penale.</text:span></text:span><text:span text:style-name="Car._20_predefinito_20_paragrafo"><text:span text:style-name="T6"><text:line-break/>Su ogni acquisto concluso con successo sarà addebitata al venditore una piccola commissione per il mantenimento della piattaforma pari al 5% del valore della transazione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Helvetica Neue" svg:font-family="'Helvetica Neue'" style:font-family-generic="system" style:font-pitch="variable"/>
    <style:font-face style:name="Inter Bold" svg:font-family="'Inter Bold'" style:font-family-generic="system" style:font-pitch="variable"/>
    <style:font-face style:name="Inter Regular" svg:font-family="'Inter Regular'" style:font-family-generic="system" style:font-pitch="variable"/>
    <style:font-face style:name="Inter Semi Bold" svg:font-family="'Inter Semi Bold'" style:font-family-generic="system" style:font-pitch="variable"/>
  </office:font-face-decls>
  <office:styles>
    <style:default-style style:family="graphic">
      <style:graphic-properties draw:stroke="none" draw:fill-color="#000000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t" fo:country="IT" fo:font-style="normal" style:text-underline-style="none" fo:font-weight="normal" style:letter-kerning="false" style:font-size-asian="10pt" style:language-asian="it" style:country-asian="I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1.094cm" fo:border="none" style:shadow="#000000 0cm 0cm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Arial Unicode MS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 fo:hyphenation-remain-char-count="0" fo:hyphenation-push-char-count="0"/>
    </style:style>
    <style:style style:name="Intestazione_20_e_20_piè_20_di_20_pagina" style:display-name="Intestazione e piè di pagina" style:family="paragraph">
      <style:paragraph-properties fo:hyphenation-ladder-count="no-limit">
        <style:tab-stops>
          <style:tab-stop style:position="15.91cm" style:type="right"/>
        </style:tab-stops>
      </style:paragraph-properties>
      <style:text-properties fo:color="#000000" style:font-name="Helvetica Neue" fo:font-size="12pt" style:font-size-asian="12pt" style:font-name-complex="Arial Unicode MS" style:font-size-complex="12pt" fo:hyphenate="false" fo:hyphenation-remain-char-count="0" fo:hyphenation-push-char-count="0"/>
    </style:style>
    <style:style style:name="Corpo" style:family="paragraph">
      <style:paragraph-properties fo:hyphenation-ladder-count="no-limit"/>
      <style:text-properties fo:color="#000000" style:font-name="Inter Regular" style:font-name-asian="Inter Regular" style:font-name-complex="Inter Regular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Collegamento_20_ipertestuale" style:display-name="Collegamento ipertestuale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fo:font-variant="normal" fo:text-transform="none" style:text-outline="false" style:text-line-through-style="none" style:text-position="0% 100%" fo:font-size="13pt" fo:letter-spacing="normal" style:letter-kerning="false" fo:background-color="transparent" style:font-size-asian="13pt" style:font-size-complex="13pt" style:text-scale="100%" style:font-relief="none"/>
    </style:style>
    <style:style style:name="WW_5f_CharLFO1LVL2" style:display-name="WW_CharLFO1LVL2" style:family="text">
      <style:text-properties fo:font-variant="normal" fo:text-transform="none" style:text-outline="false" style:text-line-through-style="none" style:text-position="0% 100%" fo:font-size="13pt" fo:letter-spacing="normal" style:letter-kerning="false" fo:background-color="transparent" style:font-size-asian="13pt" style:font-size-complex="13pt" style:text-scale="100%" style:font-relief="none"/>
    </style:style>
    <style:style style:name="WW_5f_CharLFO1LVL3" style:display-name="WW_CharLFO1LVL3" style:family="text">
      <style:text-properties fo:font-variant="normal" fo:text-transform="none" style:text-outline="false" style:text-line-through-style="none" style:text-position="0% 100%" fo:font-size="13pt" fo:letter-spacing="normal" style:letter-kerning="false" fo:background-color="transparent" style:font-size-asian="13pt" style:font-size-complex="13pt" style:text-scale="100%" style:font-relief="none"/>
    </style:style>
    <style:style style:name="WW_5f_CharLFO1LVL4" style:display-name="WW_CharLFO1LVL4" style:family="text">
      <style:text-properties fo:font-variant="normal" fo:text-transform="none" style:text-outline="false" style:text-line-through-style="none" style:text-position="0% 100%" fo:font-size="13pt" fo:letter-spacing="normal" style:letter-kerning="false" fo:background-color="transparent" style:font-size-asian="13pt" style:font-size-complex="13pt" style:text-scale="100%" style:font-relief="none"/>
    </style:style>
    <style:style style:name="WW_5f_CharLFO1LVL5" style:display-name="WW_CharLFO1LVL5" style:family="text">
      <style:text-properties fo:font-variant="normal" fo:text-transform="none" style:text-outline="false" style:text-line-through-style="none" style:text-position="0% 100%" fo:font-size="13pt" fo:letter-spacing="normal" style:letter-kerning="false" fo:background-color="transparent" style:font-size-asian="13pt" style:font-size-complex="13pt" style:text-scale="100%" style:font-relief="none"/>
    </style:style>
    <style:style style:name="WW_5f_CharLFO1LVL6" style:display-name="WW_CharLFO1LVL6" style:family="text">
      <style:text-properties fo:font-variant="normal" fo:text-transform="none" style:text-outline="false" style:text-line-through-style="none" style:text-position="0% 100%" fo:font-size="13pt" fo:letter-spacing="normal" style:letter-kerning="false" fo:background-color="transparent" style:font-size-asian="13pt" style:font-size-complex="13pt" style:text-scale="100%" style:font-relief="none"/>
    </style:style>
    <style:style style:name="WW_5f_CharLFO1LVL7" style:display-name="WW_CharLFO1LVL7" style:family="text">
      <style:text-properties fo:font-variant="normal" fo:text-transform="none" style:text-outline="false" style:text-line-through-style="none" style:text-position="0% 100%" fo:font-size="13pt" fo:letter-spacing="normal" style:letter-kerning="false" fo:background-color="transparent" style:font-size-asian="13pt" style:font-size-complex="13pt" style:text-scale="100%" style:font-relief="none"/>
    </style:style>
    <style:style style:name="WW_5f_CharLFO1LVL8" style:display-name="WW_CharLFO1LVL8" style:family="text">
      <style:text-properties fo:font-variant="normal" fo:text-transform="none" style:text-outline="false" style:text-line-through-style="none" style:text-position="0% 100%" fo:font-size="13pt" fo:letter-spacing="normal" style:letter-kerning="false" fo:background-color="transparent" style:font-size-asian="13pt" style:font-size-complex="13pt" style:text-scale="100%" style:font-relief="none"/>
    </style:style>
    <style:style style:name="WW_5f_CharLFO1LVL9" style:display-name="WW_CharLFO1LVL9" style:family="text">
      <style:text-properties fo:font-variant="normal" fo:text-transform="none" style:text-outline="false" style:text-line-through-style="none" style:text-position="0% 100%" fo:font-size="13pt" fo:letter-spacing="normal" style:letter-kerning="false" fo:background-color="transparent" style:font-size-asian="13pt" style:font-size-complex="13pt" style:text-scale="100%" style:font-relief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P._20_elenco_20_grande" style:display-name="P. elenco grande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423cm" fo:margin-left="0.423cm"/>
        </style:list-level-properties>
        <style:text-properties style:font-name="Arial Unicode MS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423cm" fo:margin-left="0.847cm"/>
        </style:list-level-properties>
        <style:text-properties style:font-name="Arial Unicode MS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423cm" fo:margin-left="1.27cm"/>
        </style:list-level-properties>
        <style:text-properties style:font-name="Arial Unicode MS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423cm" fo:margin-left="1.693cm"/>
        </style:list-level-properties>
        <style:text-properties style:font-name="Arial Unicode MS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423cm" fo:margin-left="2.117cm"/>
        </style:list-level-properties>
        <style:text-properties style:font-name="Arial Unicode MS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423cm" fo:margin-left="2.54cm"/>
        </style:list-level-properties>
        <style:text-properties style:font-name="Arial Unicode MS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423cm" fo:margin-left="2.963cm"/>
        </style:list-level-properties>
        <style:text-properties style:font-name="Arial Unicode MS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423cm" fo:margin-left="3.387cm"/>
        </style:list-level-properties>
        <style:text-properties style:font-name="Arial Unicode MS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423cm" fo:margin-left="3.81cm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1.094cm" style:writing-mode="lr-tb" style:layout-grid-standard-mode="true"/>
    </style:default-page-layout>
  </office:styles>
  <office:automatic-styles>
    <style:style style:name="MP1" style:family="paragraph" style:parent-style-name="Intestazione_20_e_20_piè_20_di_20_pagin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style:font-name="Inter Regular" fo:font-size="10pt" style:font-size-asian="10pt" style:font-size-complex="10pt"/>
    </style:style>
    <style:style style:name="MT2" style:family="text">
      <style:text-properties style:font-name="Inter Regular" fo:font-size="10pt" style:font-name-asian="Inter Regular" style:font-size-asian="10pt" style:font-name-complex="Inter Regular" style:font-size-complex="10pt"/>
    </style:style>
    <style:style style:name="MT3" style:family="text">
      <style:text-properties fo:color="#929292"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1.094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499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5cm" fo:margin-left="0cm" fo:margin-right="0cm" fo:margin-bottom="0cm" style:dynamic-spacing="true"/>
      </style:header-style>
      <style:footer-style>
        <style:header-footer-properties fo:min-height="0.5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officeArt object" text:anchor-type="as-char" svg:y="0cm" svg:width="5.001cm" style:rel-width="scale" svg:height="1.499cm" style:rel-height="scale" draw:z-index="0"><draw:image xlink:href="Pictures/100002010000012C0000005AD4484CED.png" xlink:type="simple" xlink:show="embed" xlink:actuate="onLoad"/><svg:desc>Immagine</svg:desc></draw:frame></text:p>
        <text:p text:style-name="MP1"><text:span text:style-name="Car._20_predefinito_20_paragrafo"><text:span text:style-name="MT1"><text:tab/></text:span></text:span><text:span text:style-name="Car._20_predefinito_20_paragrafo"><text:span text:style-name="MT1"><text:tab/>Dipartimento di Ingegneria e</text:span></text:span><text:span text:style-name="Car._20_predefinito_20_paragrafo"><text:span text:style-name="MT2"><text:line-break/></text:span></text:span><text:span text:style-name="Car._20_predefinito_20_paragrafo"><text:span text:style-name="MT1">Scienza dell’Informazione</text:span></text:span></text:p>
      </style:header>
      <style:footer>
        <text:p text:style-name="MP1"><text:span text:style-name="Car._20_predefinito_20_paragrafo"><text:span text:style-name="MT3">Version: 1.0</text:span></text:span><text:span text:style-name="Car._20_predefinito_20_paragrafo"><text:span text:style-name="MT3"><text:tab/></text:span></text:span><text:span text:style-name="Car._20_predefinito_20_paragrafo"><text:span text:style-name="MT3"><text:tab/>D1, S1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Win32 OpenOffice.org_project/4113m1$Build-9810</meta:generator>
    <dc:creator>Simone Rossi</dc:creator>
    <meta:creation-date>2022-10-10T09:13:00Z</meta:creation-date>
    <dc:date>2022-10-10T13:22:48.69</dc:date>
    <meta:editing-cycles>5</meta:editing-cycles>
    <meta:editing-duration>PT3M48S</meta:editing-duration>
    <meta:document-statistic meta:table-count="0" meta:image-count="1" meta:object-count="0" meta:page-count="1" meta:paragraph-count="9" meta:word-count="310" meta:character-count="2206"/>
    <meta:template xlink:type="simple" xlink:actuate="onRequest" xlink:title="" xlink:href="Normal.dotm"/>
  </office:meta>
</office:document-meta>
</file>